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style:text-underline-style="solid" style:text-underline-type="double" style:text-underline-width="auto" style:text-underline-color="font-color" fo:font-weight="normal" officeooo:rsid="0018b6f1" officeooo:paragraph-rsid="0018b6f1" style:font-weight-asian="normal" style:font-weight-complex="normal"/>
    </style:style>
    <style:style style:name="P2" style:family="paragraph" style:parent-style-name="Standard">
      <style:text-properties fo:font-size="14pt" fo:font-weight="bold" officeooo:rsid="0018b6f1" officeooo:paragraph-rsid="0018b6f1" style:font-weight-asian="bold" style:font-weight-complex="bold"/>
    </style:style>
    <style:style style:name="P3" style:family="paragraph" style:parent-style-name="Standard">
      <style:text-properties fo:font-size="14pt" fo:font-weight="bold" officeooo:rsid="001925c2" officeooo:paragraph-rsid="001925c2" style:font-weight-asian="bold" style:font-weight-complex="bold"/>
    </style:style>
    <style:style style:name="P4" style:family="paragraph" style:parent-style-name="Standard">
      <style:text-properties fo:font-size="14pt" fo:font-weight="bold" officeooo:rsid="001a0668" officeooo:paragraph-rsid="001a0668" style:font-weight-asian="bold" style:font-weight-complex="bold"/>
    </style:style>
    <style:style style:name="P5" style:family="paragraph" style:parent-style-name="Standard">
      <style:text-properties fo:font-size="14pt" fo:font-weight="bold" officeooo:rsid="001ac873" officeooo:paragraph-rsid="001ac873" style:font-weight-asian="bold" style:font-weight-complex="bold"/>
    </style:style>
    <style:style style:name="P6" style:family="paragraph" style:parent-style-name="Standard">
      <style:text-properties fo:font-size="18pt" fo:font-weight="bold" officeooo:rsid="0018b6f1" officeooo:paragraph-rsid="0018b6f1" style:font-weight-asian="bold" style:font-weight-complex="bold"/>
    </style:style>
    <style:style style:name="P7" style:family="paragraph" style:parent-style-name="Standard">
      <style:text-properties fo:font-size="18pt" fo:font-weight="bold" officeooo:rsid="001d1234" officeooo:paragraph-rsid="001d1234" style:font-weight-asian="bold" style:font-weight-complex="bold"/>
    </style:style>
    <style:style style:name="P8" style:family="paragraph" style:parent-style-name="Standard">
      <style:text-properties fo:font-size="18pt" style:text-underline-style="solid" style:text-underline-type="double" style:text-underline-width="auto" style:text-underline-color="font-color" fo:font-weight="normal" officeooo:rsid="0018b6f1" officeooo:paragraph-rsid="0018b6f1" style:font-weight-asian="normal" style:font-weight-complex="normal"/>
    </style:style>
    <style:style style:name="P9" style:family="paragraph" style:parent-style-name="Standard">
      <style:text-properties fo:font-size="18pt" style:text-underline-style="none" fo:font-weight="normal" officeooo:rsid="001d7746" officeooo:paragraph-rsid="001d7746" style:font-weight-asian="normal" style:font-weight-complex="normal"/>
    </style:style>
    <style:style style:name="P10" style:family="paragraph" style:parent-style-name="Standard">
      <style:text-properties officeooo:paragraph-rsid="001d1234"/>
    </style:style>
    <style:style style:name="P11" style:family="paragraph" style:parent-style-name="Standard">
      <style:text-properties officeooo:paragraph-rsid="001eb958"/>
    </style:style>
    <style:style style:name="P12" style:family="paragraph" style:parent-style-name="Standard">
      <style:text-properties fo:color="#000000" loext:opacity="100%" officeooo:paragraph-rsid="001eb958" fo:background-color="transparent"/>
    </style:style>
    <style:style style:name="P13" style:family="paragraph" style:parent-style-name="Standard">
      <style:text-properties fo:color="#000000" loext:opacity="100%" style:font-name="Droid Sans Mono" fo:font-size="8.39999961853027pt" fo:font-weight="normal" officeooo:paragraph-rsid="001eb958" fo:background-color="transparent"/>
    </style:style>
    <style:style style:name="P14" style:family="paragraph" style:parent-style-name="Standard">
      <style:text-properties fo:color="#000000" loext:opacity="100%" style:font-name="Droid Sans Mono" fo:font-size="8.39999961853027pt" fo:font-weight="bold" officeooo:rsid="0020e829" officeooo:paragraph-rsid="0020e829" fo:background-color="transparent" style:font-weight-asian="bold" style:font-weight-complex="bold"/>
    </style:style>
    <style:style style:name="P15" style:family="paragraph" style:parent-style-name="Standard">
      <style:text-properties officeooo:paragraph-rsid="0020e829"/>
    </style:style>
    <style:style style:name="P16" style:family="paragraph" style:parent-style-name="Standard">
      <style:text-properties officeooo:rsid="00219391" officeooo:paragraph-rsid="00219391"/>
    </style:style>
    <style:style style:name="P17" style:family="paragraph" style:parent-style-name="Standard">
      <style:text-properties fo:font-weight="bold" officeooo:rsid="0022817e" officeooo:paragraph-rsid="0022817e" style:font-weight-asian="bold" style:font-weight-complex="bold"/>
    </style:style>
    <style:style style:name="P18" style:family="paragraph" style:parent-style-name="Standard">
      <style:text-properties fo:font-weight="bold" officeooo:rsid="0022c517" officeooo:paragraph-rsid="0022c51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25c2" style:font-weight-asian="normal" style:font-weight-complex="normal"/>
    </style:style>
    <style:style style:name="T3" style:family="text">
      <style:text-properties officeooo:rsid="001925c2"/>
    </style:style>
    <style:style style:name="T4" style:family="text">
      <style:text-properties officeooo:rsid="001ac873"/>
    </style:style>
    <style:style style:name="T5" style:family="text">
      <style:text-properties fo:font-size="14pt" fo:font-weight="normal" officeooo:rsid="001d1234" style:font-weight-asian="normal" style:font-weight-complex="normal"/>
    </style:style>
    <style:style style:name="T6" style:family="text">
      <style:text-properties fo:font-size="12pt" style:text-underline-style="none" style:font-size-asian="10pt" style:font-size-complex="10pt"/>
    </style:style>
    <style:style style:name="T7" style:family="text">
      <style:text-properties fo:font-size="18pt" style:text-underline-style="none"/>
    </style:style>
    <style:style style:name="T8" style:family="text">
      <style:text-properties fo:font-size="18pt" style:text-underline-style="none" fo:font-weight="normal" style:font-weight-asian="normal" style:font-weight-complex="normal"/>
    </style:style>
    <style:style style:name="T9" style:family="text">
      <style:text-properties fo:font-size="18pt" style:text-underline-style="none" fo:font-weight="normal" officeooo:rsid="001eb958" style:font-weight-asian="normal" style:font-weight-complex="normal"/>
    </style:style>
    <style:style style:name="T10" style:family="text">
      <style:text-properties fo:font-size="18pt" style:text-underline-style="none" officeooo:rsid="001eb958" style:font-weight-asian="normal" style:font-weight-complex="normal"/>
    </style:style>
    <style:style style:name="T11" style:family="text">
      <style:text-properties fo:font-size="18pt" style:text-underline-style="none" officeooo:rsid="00204ac0" style:font-weight-asian="normal" style:font-weight-complex="normal"/>
    </style:style>
    <style:style style:name="T12" style:family="text">
      <style:text-properties fo:color="#000000" loext:opacity="100%" style:font-name="Droid Sans Mono" fo:font-size="18pt" style:text-underline-style="none" fo:font-weight="bold" officeooo:rsid="00204ac0" fo:background-color="transparent" loext:char-shading-value="0" style:font-weight-asian="bold" style:font-weight-complex="bold"/>
    </style:style>
    <style:style style:name="T13" style:family="text">
      <style:text-properties fo:color="#000000" loext:opacity="100%" style:font-name="Droid Sans Mono" fo:font-size="18pt" style:text-underline-style="none" fo:font-weight="bold" officeooo:rsid="0020e829" fo:background-color="transparent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use Shadow Event – Learning</text:p>
      <text:p text:style-name="P2"/>
      <text:p text:style-name="P2"><text:span text:style-name="T3">Objective</text:span>: <text:span text:style-name="T2">basically as mouse cursor is moved, shadow of text should follow</text:span></text:p>
      <text:p text:style-name="P3"><text:span text:style-name="T1">in that direction.</text:span></text:p>
      <text:p text:style-name="P3"><text:span text:style-name="T1"/></text:p>
      <text:p text:style-name="P4"><text:span text:style-name="T1">Decide which event to listen ?</text:span></text:p>
      <text:p text:style-name="P4">‘<text:span text:style-name="T4">mousemove’</text:span></text:p>
      <text:p text:style-name="P5">clientX, clientY <text:span text:style-name="T1">these will give x &amp; y coordinate respectively.</text:span></text:p>
      <text:p text:style-name="P5"><text:span text:style-name="T1"/></text:p>
      <text:p text:style-name="P7">CSS property to manipulate : </text:p>
      <text:p text:style-name="P10"><text:span text:style-name="T5">text-shadow : </text:span><text:span text:style-name="T1">The </text:span><text:span text:style-name="Strong_20_Emphasis"><text:span text:style-name="Source_20_Text">text-shadow</text:span></text:span><text:span text:style-name="T1"> CSS property adds shadows to text. It accepts a comma-separated list of shadows to be applied to the text and any of its </text:span><text:a xlink:type="simple" xlink:href="https://developer.mozilla.org/en-US/docs/Web/CSS/text-decoration" text:style-name="Internet_20_link" text:visited-style-name="Visited_20_Internet_20_Link"><text:span text:style-name="Source_20_Text"><text:span text:style-name="T1">decorations</text:span></text:span></text:a><text:span text:style-name="T1">. Each shadow is described by some combination of X and Y offsets from the element, blur radius, and color.</text:span></text:p>
      <text:p text:style-name="P8"/>
      <text:p text:style-name="P1"><text:span text:style-name="Source_20_Text"><text:span text:style-name="T6">/* offset-x | offset-y | blur-radius | color */</text:span></text:span></text:p>
      <text:p text:style-name="P9">text-shadow : </text:p>
      <text:p text:style-name="P11"><text:span text:style-name="T9">[ </text:span><text:a xlink:type="simple" xlink:href="https://developer.mozilla.org/en-US/docs/Web/CSS/text-shadow" text:style-name="Internet_20_link" text:visited-style-name="Visited_20_Internet_20_Link">https://developer.mozilla.org/en-US/docs/Web/CSS/text-shadow</text:a><text:span text:style-name="T9"> ]</text:span></text:p>
      <text:p text:style-name="P12"><text:span text:style-name="T9"/></text:p>
      <text:p text:style-name="P13"><text:span text:style-name="T10">style="text-shadow: 5px 5px green, 25px 25px red, 55px 55px blue " // </text:span><text:span text:style-name="T11">this will create 3 shadows.</text:span></text:p>
      <text:p text:style-name="P13"><text:span text:style-name="T11"/></text:p>
      <text:p text:style-name="P15"><text:span text:style-name="T12">O</text:span><text:span text:style-name="T13">ffset : meaning : </text:span><text:span text:style-name="T7">the amount or distance by which something is out of line.</text:span></text:p>
      <text:p text:style-name="Standard">"these wheels have an offset of four inches"</text:p>
      <text:p text:style-name="P14"><text:span text:style-name="T7"/></text:p>
      <text:p text:style-name="P16"><text:span text:style-name="T9">4 </text:span><text:span text:style-name="T8">shadow </text:span></text:p>
      <text:p text:style-name="P16"><text:span text:style-name="T8">Pink <text:s text:c="6"/>y direct =&gt; y <text:s text:c="2"/>x=&gt; direct x</text:span></text:p>
      <text:p text:style-name="P16"><text:span text:style-name="T8">seagreen y direct =&gt; y <text:s/>x=&gt; -ve</text:span></text:p>
      <text:p text:style-name="P16"><text:span text:style-name="T8"/></text:p>
      <text:p text:style-name="P16"><text:span text:style-name="T8">purple <text:s text:c="2"/>y =&gt; x direct <text:s/><text:tab/>x =&gt; y direct</text:span></text:p>
      <text:p text:style-name="P16"><text:span text:style-name="T8">green<text:tab/>y =&gt; x -ve <text:s text:c="6"/>x =&gt; y -ve</text:span></text:p>
      <text:p text:style-name="P16"><text:span text:style-name="T8"/></text:p>
      <text:p text:style-name="P16"><text:span text:style-name="T8"/></text:p>
      <text:p text:style-name="P17"><text:span text:style-name="T7">Challenge : </text:span><text:span text:style-name="T8">initially shadow were moving but now, shadow is not moving. I don’t know why?</text:span></text:p>
      <text:p text:style-name="P18"><text:span text:style-name="T8">Browser got freezed, it was taking long to render. </text:span></text:p>
      <text:p text:style-name="P18"><text:span text:style-name="T8"/></text:p>
      <text:p text:style-name="P18"><text:soft-page-break/><text:span text:style-name="T8">Basically, concept was understood, just having issue with </text:span></text:p>
      <text:p text:style-name="P18"><text:span text:style-name="T8">coordinates calcul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9:54:18.725565915</meta:creation-date>
    <dc:date>2021-02-02T21:41:02.571971973</dc:date>
    <meta:editing-duration>PT1H46M9S</meta:editing-duration>
    <meta:editing-cycles>12</meta:editing-cycles>
    <meta:generator>LibreOffice/7.0.4.2$Linux_X86_64 LibreOffice_project/573028415b474775687f7355a6d413c41d013a01</meta:generator>
    <meta:document-statistic meta:table-count="0" meta:image-count="0" meta:object-count="0" meta:page-count="2" meta:paragraph-count="23" meta:word-count="212" meta:character-count="1238" meta:non-whitespace-character-count="1024"/>
  </office:meta>
</office:document-meta>
</file>